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zu, Tyś jest</text:span><text:span text:style-name="T1"><text:line-break/></text:span><text:span text:style-name="T1">światłością mej duszy.</text:span><text:span text:style-name="T1"><text:line-break/></text:span><text:span text:style-name="T1">Niech ciemność ma</text:span><text:span text:style-name="T1"><text:line-break/></text:span><text:span text:style-name="T1">nie przemawia do mnie już.</text:span><text:span text:style-name="T1"><text:line-break/></text:span><text:span text:style-name="T1">Jezu, Tyś jest</text:span><text:span text:style-name="T1"><text:line-break/></text:span><text:span text:style-name="T1">światłością mej duszy.</text:span><text:span text:style-name="T1"><text:line-break/></text:span><text:span text:style-name="T1">Daj mi moc przyjąć dziś</text:span><text:span text:style-name="T1"><text:line-break/></text:span><text:span text:style-name="T1">miłość Tw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4T12:43:23</meta:creation-date>
    <dc:date>2014-01-13T22:39:15.151000000</dc:date>
    <dc:language>pl-PL</dc:language>
    <meta:editing-cycles>8</meta:editing-cycles>
    <meta:editing-duration>PT3M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